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44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5.985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4.6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et Proft 6M</text:p>
          </table:table-cell>
          <table:table-cell table:style-name="ce2" office:value-type="string" calcext:value-type="string">
            <text:p>Drawdown 6M</text:p>
          </table:table-cell>
          <table:table-cell table:style-name="ce1" office:value-type="string" calcext:value-type="string">
            <text:p>Net Proft 1M</text:p>
          </table:table-cell>
          <table:table-cell table:style-name="ce3" office:value-type="string" calcext:value-type="string">
            <text:p>Drawdown 1M</text:p>
          </table:table-cell>
        </table:table-row>
        <table:table-row table:style-name="ro2">
          <table:table-cell office:value-type="string" calcext:value-type="string">
            <text:p>EMA CROSSOVER + TRAILING STOP  </text:p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eliance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TC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9:52:23.541370677</meta:creation-date>
    <dc:date>2023-02-13T20:08:33.535184208</dc:date>
    <meta:editing-duration>PT5M59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